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665872827" calcext:value-type="float">
            <text:p>99,67</text:p>
          </table:table-cell>
          <table:table-cell table:style-name="ce3" table:formula="of:=100 - SUM([.A2:.B2])" office:value-type="float" office:value="0.333412717300007" calcext:value-type="float">
            <text:p>0,33</text:p>
          </table:table-cell>
          <table:table-cell office:value-type="float" office:value="8320" calcext:value-type="float">
            <text:p>8320</text:p>
          </table:table-cell>
          <table:table-cell table:style-name="ce4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262.764810085" calcext:value-type="float">
            <text:p>262,764810085</text:p>
          </table:table-cell>
          <table:table-cell office:value-type="float" office:value="16.1458721161" calcext:value-type="float">
            <text:p>16,145872116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665872827" calcext:value-type="float">
            <text:p>99,67</text:p>
          </table:table-cell>
          <table:table-cell table:style-name="ce3" table:formula="of:=100 - SUM([.A3:.B3])" office:value-type="float" office:value="0.333412717300007" calcext:value-type="float">
            <text:p>0,33</text:p>
          </table:table-cell>
          <table:table-cell office:value-type="float" office:value="8315" calcext:value-type="float">
            <text:p>8315</text:p>
          </table:table-cell>
          <table:table-cell table:style-name="ce4" table:formula="of:=[.E19]+[.H19]" office:value-type="float" office:value="12555" calcext:value-type="float">
            <text:p>12555</text:p>
          </table:table-cell>
          <table:table-cell table:formula="of:=12597-[.E3]" office:value-type="float" office:value="42" calcext:value-type="float">
            <text:p>42</text:p>
          </table:table-cell>
          <table:table-cell office:value-type="float" office:value="230.860857964" calcext:value-type="float">
            <text:p>230,860857964</text:p>
          </table:table-cell>
          <table:table-cell office:value-type="float" office:value="16.1033799648" calcext:value-type="float">
            <text:p>16,10337996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 office:value-type="float" office:value="8149" calcext:value-type="float">
            <text:p>8149</text:p>
          </table:table-cell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342.032787085" calcext:value-type="float">
            <text:p>342,032787085</text:p>
          </table:table-cell>
          <table:table-cell office:value-type="float" office:value="15.8020582199" calcext:value-type="float">
            <text:p>15,802058219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 office:value-type="float" office:value="8328" calcext:value-type="float">
            <text:p>8328</text:p>
          </table:table-cell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266.642128944" calcext:value-type="float">
            <text:p>266,642128944</text:p>
          </table:table-cell>
          <table:table-cell office:value-type="float" office:value="16.1337680817" calcext:value-type="float">
            <text:p>16,133768081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189568945" calcext:value-type="float">
            <text:p>99,62</text:p>
          </table:table-cell>
          <table:table-cell table:style-name="ce3" table:formula="of:=100 - SUM([.A6:.B6])" office:value-type="float" office:value="0.381043105499998" calcext:value-type="float">
            <text:p>0,38</text:p>
          </table:table-cell>
          <table:table-cell office:value-type="float" office:value="8301" calcext:value-type="float">
            <text:p>8301</text:p>
          </table:table-cell>
          <table:table-cell table:style-name="ce4" table:formula="of:=[.E22]+[.H22]" office:value-type="float" office:value="12549" calcext:value-type="float">
            <text:p>12549</text:p>
          </table:table-cell>
          <table:table-cell table:formula="of:=12597-[.E6]" office:value-type="float" office:value="48" calcext:value-type="float">
            <text:p>48</text:p>
          </table:table-cell>
          <table:table-cell office:value-type="float" office:value="436.028216124" calcext:value-type="float">
            <text:p>436,028216124</text:p>
          </table:table-cell>
          <table:table-cell office:value-type="float" office:value="16.1299848557" calcext:value-type="float">
            <text:p>16,129984855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5475113122" calcext:value-type="float">
            <text:p>99,55</text:p>
          </table:table-cell>
          <table:table-cell table:style-name="ce3" table:formula="of:=100 - SUM([.A7:.B7])" office:value-type="float" office:value="0.452488687799999" calcext:value-type="float">
            <text:p>0,45</text:p>
          </table:table-cell>
          <table:table-cell office:value-type="float" office:value="8395" calcext:value-type="float">
            <text:p>8395</text:p>
          </table:table-cell>
          <table:table-cell table:style-name="ce4" table:formula="of:=[.E23]+[.H23]" office:value-type="float" office:value="12540" calcext:value-type="float">
            <text:p>12540</text:p>
          </table:table-cell>
          <table:table-cell table:formula="of:=12597-[.E7]" office:value-type="float" office:value="57" calcext:value-type="float">
            <text:p>57</text:p>
          </table:table-cell>
          <table:table-cell office:value-type="float" office:value="207.473037004" calcext:value-type="float">
            <text:p>207,473037004</text:p>
          </table:table-cell>
          <table:table-cell office:value-type="float" office:value="16.3021597862" calcext:value-type="float">
            <text:p>16,30215978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8:.B8])" office:value-type="float" office:value="0.293720727199997" calcext:value-type="float">
            <text:p>0,29</text:p>
          </table:table-cell>
          <table:table-cell office:value-type="float" office:value="8144" calcext:value-type="float">
            <text:p>8144</text:p>
          </table:table-cell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184.260093927" calcext:value-type="float">
            <text:p>184,260093927</text:p>
          </table:table-cell>
          <table:table-cell office:value-type="float" office:value="15.8430068493" calcext:value-type="float">
            <text:p>15,843006849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418" calcext:value-type="float">
            <text:p>8418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195.996805906" calcext:value-type="float">
            <text:p>195,996805906</text:p>
          </table:table-cell>
          <table:table-cell office:value-type="float" office:value="16.338850975" calcext:value-type="float">
            <text:p>16,33885097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507382124" calcext:value-type="float">
            <text:p>99,65</text:p>
          </table:table-cell>
          <table:table-cell table:style-name="ce3" table:formula="of:=100 - SUM([.A10:.B10])" office:value-type="float" office:value="0.3492617876" calcext:value-type="float">
            <text:p>0,35</text:p>
          </table:table-cell>
          <table:table-cell office:value-type="float" office:value="8433" calcext:value-type="float">
            <text:p>8433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23.723396063" calcext:value-type="float">
            <text:p>223,723396063</text:p>
          </table:table-cell>
          <table:table-cell office:value-type="float" office:value="16.3534789085" calcext:value-type="float">
            <text:p>16,353478908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11:.B11])" office:value-type="float" office:value="0.293697412300006" calcext:value-type="float">
            <text:p>0,29</text:p>
          </table:table-cell>
          <table:table-cell office:value-type="float" office:value="8260" calcext:value-type="float">
            <text:p>8260</text:p>
          </table:table-cell>
          <table:table-cell table:style-name="ce4" table:formula="of:=[.E27]+[.H27]" office:value-type="float" office:value="12560" calcext:value-type="float">
            <text:p>12560</text:p>
          </table:table-cell>
          <table:table-cell table:formula="of:=12597-[.E11]" office:value-type="float" office:value="37" calcext:value-type="float">
            <text:p>37</text:p>
          </table:table-cell>
          <table:table-cell office:value-type="float" office:value="210.252889872" calcext:value-type="float">
            <text:p>210,252889872</text:p>
          </table:table-cell>
          <table:table-cell office:value-type="float" office:value="16.013944149" calcext:value-type="float">
            <text:p>16,0139441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61209219" calcext:value-type="float">
            <text:p>99,6761209219</text:p>
          </table:table-cell>
          <table:table-cell table:formula="of:=AVERAGE([.C2:.C11])" office:value-type="float" office:value="0.323879078100001" calcext:value-type="float">
            <text:p>0,3238790781</text:p>
          </table:table-cell>
          <table:table-cell table:formula="of:=SUM([.D2:.D11])/10" office:value-type="float" office:value="8306.3" calcext:value-type="float">
            <text:p>8306,3</text:p>
          </table:table-cell>
          <table:table-cell table:formula="of:=AVERAGE([.E2:.E11])" office:value-type="float" office:value="12556.2" calcext:value-type="float">
            <text:p>12556,2</text:p>
          </table:table-cell>
          <table:table-cell table:formula="of:=AVERAGE([.F2:.F11])" office:value-type="float" office:value="40.8" calcext:value-type="float">
            <text:p>40,8</text:p>
          </table:table-cell>
          <table:table-cell table:formula="of:=SUM([.G2:.G11])/10" office:value-type="float" office:value="256.0035022974" calcext:value-type="float">
            <text:p>256,0035022974</text:p>
          </table:table-cell>
          <table:table-cell table:formula="of:=SUM([.H2:.H11])/10" office:value-type="float" office:value="16.11665039062" calcext:value-type="float">
            <text:p>16,116650390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9387155671985" calcext:value-type="float">
            <text:p>0,659387155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1" calcext:value-type="float">
            <text:p>5843,1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32" calcext:value-type="float">
            <text:p>583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19:.G19])" office:value-type="float" office:value="6723" calcext:value-type="float">
            <text:p>672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1" calcext:value-type="float">
            <text:p>5843,1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7" calcext:value-type="float">
            <text:p>67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12597-SUM([.E26:.G26])" office:value-type="float" office:value="6707" calcext:value-type="float">
            <text:p>670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7" calcext:value-type="float">
            <text:p>663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61133603239" calcext:value-type="float">
            <text:p>0,9967611336</text:p>
          </table:table-cell>
          <table:table-cell table:number-columns-repeated="2"/>
          <table:table-cell table:formula="of:=SUM([.E18:.E27])/10" office:value-type="float" office:value="5843.1" calcext:value-type="float">
            <text:p>5843,1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3.1" calcext:value-type="float">
            <text:p>6713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3886639676113" calcext:value-type="float">
            <text:p>0,0032388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30470602" calcext:value-type="float">
            <text:p>0,996656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937098139" calcext:value-type="float">
            <text:p>0,99685193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40:15.186047024</meta:creation-date>
    <dc:date>2018-01-18T16:42:30.220500766</dc:date>
    <meta:editing-duration>PT2M15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